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0.4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cm" svg:height="1.3cm" svg:x="10.145cm" svg:y="1cm">
          <text:p text:style-name="P1"><text:span text:style-name="T1">Translation</text:span></text:p>
          <text:p text:style-name="P1"><text:span text:style-name="T1">u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10.145cm" svg:y="2.9cm">
          <text:p text:style-name="P1"><text:span text:style-name="T1">External</text:span><text:span text:style-name="T1"><text:line-break/></text:span><text:span text:style-name="T1">Decla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10.145cm" svg:y="4.9cm">
          <text:p text:style-name="P1"><text:span text:style-name="T1">Decla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795cm" svg:y1="4.2cm" svg:x2="10.795cm" svg:y2="4.9cm">
          <text:p/>
        </draw:line>
        <draw:line draw:style-name="gr2" draw:text-style-name="P3" draw:layer="layout" svg:x1="10.8cm" svg:y1="2.3cm" svg:x2="10.8cm" svg:y2="3cm">
          <text:p/>
        </draw:line>
        <draw:custom-shape draw:style-name="gr1" draw:text-style-name="P2" draw:layer="layout" svg:width="1.3cm" svg:height="1.3cm" svg:x="3.4cm" svg:y="7cm">
          <text:p text:style-name="P1"><text:span text:style-name="T1">Init</text:span></text:p>
          <text:p text:style-name="P1"><text:span text:style-name="T1">Declarator</text:span></text:p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7.9cm" svg:y="6.9cm">
          <text:p text:style-name="P1"><text:span text:style-name="T1">Type</text:span></text:p>
          <text:p text:style-name="P1"><text:span text:style-name="T1">Qual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12.9cm" svg:y="6.9cm">
          <text:p text:style-name="P1"><text:span text:style-name="T1">Struct</text:span></text:p>
          <text:p text:style-name="P1"><text:span text:style-name="T1">Declaration</text:span></text:p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16.9cm" svg:y="6.8cm">
          <text:p text:style-name="P1"><text:span text:style-name="T1">Array</text:span></text:p>
          <text:p text:style-name="P1"><text:span text:style-name="T1">Spec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3.5cm" svg:y="9cm">
          <text:p text:style-name="P1"><text:span text:style-name="T1">Single</text:span></text:p>
          <text:p text:style-name="P1"><text:span text:style-name="T1">Decla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3.5cm" svg:y="11cm">
          <text:p text:style-name="P1"><text:span text:style-name="T1">Fully</text:span></text:p>
          <text:p text:style-name="P1"><text:span text:style-name="T1">Specified</text:span></text:p>
          <text:p text:style-name="P1"><text:span text:style-name="T1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3.5cm" svg:y="13cm">
          <text:p text:style-name="P1"><text:span text:style-name="T1">Type</text:span></text:p>
          <text:p text:style-name="P1"><text:span text:style-name="T1">Spec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3.5cm" svg:y="15cm">
          <text:p text:style-name="P1"><text:span text:style-name="T1">Type</text:span></text:p>
          <text:p text:style-name="P1"><text:span text:style-name="T1">Specifier</text:span></text:p>
          <text:p text:style-name="P1"><text:span text:style-name="T1">Non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3.5cm" svg:y="17.1cm">
          <text:p text:style-name="P1"><text:span text:style-name="T1">Struct</text:span></text:p>
          <text:p text:style-name="P1"><text:span text:style-name="T1">Spec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12.9cm" svg:y="9cm">
          <text:p text:style-name="P1"><text:span text:style-name="T1">Struct</text:span></text:p>
          <text:p text:style-name="P1"><text:span text:style-name="T1">Decla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12.9cm" svg:y="10.8cm">
          <text:p text:style-name="P1"><text:span text:style-name="T1">Struct</text:span></text:p>
          <text:p text:style-name="P1"><text:span text:style-name="T1">Declarator</text:span></text:p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12.9cm" svg:y="12.7cm">
          <text:p text:style-name="P1"><text:span text:style-name="T1">Struct</text:span></text:p>
          <text:p text:style-name="P1"><text:span text:style-name="T1">Decla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cm" svg:height="1.3cm" svg:x="7.9cm" svg:y="9.1cm">
          <text:p text:style-name="P1"><text:span text:style-name="T1">Single</text:span></text:p>
          <text:p text:style-name="P1"><text:span text:style-name="T1">Type</text:span></text:p>
          <text:p text:style-name="P1"><text:span text:style-name="T1">Qualif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3T00:20:30.415000000</meta:creation-date>
    <dc:date>2020-03-23T08:09:30.038000000</dc:date>
    <meta:editing-duration>PT7H17M39S</meta:editing-duration>
    <meta:editing-cycles>1</meta:editing-cycles>
    <meta:document-statistic meta:object-count="18"/>
    <meta:generator>LibreOffice/6.4.0.3$Windows_X86_64 LibreOffice_project/b0a288ab3d2d4774cb44b62f04d5d28733ac6df8</meta:generator>
  </office:meta>
</office:document-meta>
</file>